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1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table:style-name="ce19" office:value-type="date" office:date-value="2025-02-24" calcext:value-type="date">
            <text:p>2025-02-24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5" calcext:value-type="date">
            <text:p>2025-02-25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6" calcext:value-type="date">
            <text:p>2025-02-26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7" calcext:value-type="date">
            <text:p>2025-02-2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Looked for datasets and code-bases</text:p>
          </table:table-cell>
        </table:table-row>
        <table:table-row table:style-name="ro1">
          <table:table-cell table:style-name="ce19" office:value-type="date" office:date-value="2025-02-28" calcext:value-type="date">
            <text:p>2025-02-28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1" calcext:value-type="date">
            <text:p>2025-03-0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2" calcext:value-type="date">
            <text:p>2025-03-0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9" office:value-type="date" office:date-value="2025-03-03" calcext:value-type="date">
            <text:p>2025-03-03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4" calcext:value-type="date">
            <text:p>2025-03-04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Studied papers</text:p>
          </table:table-cell>
        </table:table-row>
        <table:table-row table:style-name="ro1">
          <table:table-cell table:style-name="ce19" office:value-type="date" office:date-value="2025-03-05" calcext:value-type="date">
            <text:p>2025-03-05</text:p>
          </table:table-cell>
          <table:table-cell table:style-name="ce22" office:value-type="float" office:value="5" calcext:value-type="float">
            <text:p>5</text:p>
          </table:table-cell>
          <table:table-cell table:style-name="ce8" office:value-type="string" calcext:value-type="string">
            <text:p>Studied papers; Met with Thomas</text:p>
          </table:table-cell>
        </table:table-row>
        <table:table-row table:style-name="ro1">
          <table:table-cell table:style-name="ce19" office:value-type="date" office:date-value="2025-03-06" calcext:value-type="date">
            <text:p>2025-03-06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07" calcext:value-type="date">
            <text:p>2025-03-07</text:p>
          </table:table-cell>
          <table:table-cell table:style-name="ce22" office:value-type="float" office:value="1.5" calcext:value-type="float">
            <text:p>1.5</text:p>
          </table:table-cell>
          <table:table-cell table:style-name="ce8" office:value-type="string" calcext:value-type="string">
            <text:p>Acquired UrbanVehicle Dataset</text:p>
          </table:table-cell>
        </table:table-row>
        <table:table-row table:style-name="ro1">
          <table:table-cell table:style-name="ce19" office:value-type="date" office:date-value="2025-03-08" calcext:value-type="date">
            <text:p>2025-03-08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9" office:value-type="date" office:date-value="2025-03-09" calcext:value-type="date">
            <text:p>2025-03-09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9" office:value-type="date" office:date-value="2025-03-10" calcext:value-type="date">
            <text:p>2025-03-10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9" office:value-type="date" office:date-value="2025-03-11" calcext:value-type="date">
            <text:p>2025-03-11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Explored VehicleTraj dataset</text:p>
          </table:table-cell>
        </table:table-row>
        <table:table-row table:style-name="ro1">
          <table:table-cell table:style-name="ce19" office:value-type="date" office:date-value="2025-03-12" calcext:value-type="date">
            <text:p>2025-03-12</text:p>
          </table:table-cell>
          <table:table-cell table:style-name="ce22" office:value-type="float" office:value="2" calcext:value-type="float">
            <text:p>2</text:p>
          </table:table-cell>
          <table:table-cell table:style-name="ce8" office:value-type="string" calcext:value-type="string">
            <text:p>Meeting with Thomas</text:p>
          </table:table-cell>
        </table:table-row>
        <table:table-row table:style-name="ro1">
          <table:table-cell table:style-name="ce19" office:value-type="date" office:date-value="2025-03-13" calcext:value-type="date">
            <text:p>2025-03-13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Worked on implementation strategy</text:p>
          </table:table-cell>
        </table:table-row>
        <table:table-row table:style-name="ro1">
          <table:table-cell table:style-name="ce19" office:value-type="date" office:date-value="2025-03-14" calcext:value-type="date">
            <text:p>2025-03-14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Tried out the map-matching library</text:p>
          </table:table-cell>
        </table:table-row>
        <table:table-row table:style-name="ro2">
          <table:table-cell table:style-name="ce19" office:value-type="date" office:date-value="2025-03-15" calcext:value-type="date">
            <text:p>2025-03-15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9" office:value-type="date" office:date-value="2025-03-16" calcext:value-type="date">
            <text:p>2025-03-16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9" office:value-type="date" office:date-value="2025-03-17" calcext:value-type="date">
            <text:p>2025-03-17</text:p>
          </table:table-cell>
          <table:table-cell table:style-name="ce22" office:value-type="float" office:value="2.5" calcext:value-type="float">
            <text:p>2.5</text:p>
          </table:table-cell>
          <table:table-cell table:style-name="ce8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9" office:value-type="date" office:date-value="2025-03-18" calcext:value-type="date">
            <text:p>2025-03-18</text:p>
          </table:table-cell>
          <table:table-cell table:style-name="ce22" office:value-type="float" office:value="3" calcext:value-type="float">
            <text:p>3</text:p>
          </table:table-cell>
          <table:table-cell table:style-name="ce8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9" office:value-type="date" office:date-value="2025-03-19" calcext:value-type="date">
            <text:p>2025-03-19</text:p>
          </table:table-cell>
          <table:table-cell table:style-name="ce22" office:value-type="float" office:value="4" calcext:value-type="float">
            <text:p>4</text:p>
          </table:table-cell>
          <table:table-cell table:style-name="ce8" office:value-type="string" calcext:value-type="string">
            <text:p>Fixed errors and re-read paper</text:p>
          </table:table-cell>
        </table:table-row>
        <table:table-row table:style-name="ro1">
          <table:table-cell table:style-name="ce19" office:value-type="date" office:date-value="2025-03-20" calcext:value-type="date">
            <text:p>2025-03-20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9" office:value-type="date" office:date-value="2025-03-21" calcext:value-type="date">
            <text:p>2025-03-21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2" calcext:value-type="date">
            <text:p>2025-03-22</text:p>
          </table:table-cell>
          <table:table-cell table:style-name="ce22" office:value-type="float" office:value="1" calcext:value-type="float">
            <text:p>1</text:p>
          </table:table-cell>
          <table:table-cell table:style-name="ce8" office:value-type="string" calcext:value-type="string">
            <text:p>Defined Bachelor’s thesis section titles</text:p>
          </table:table-cell>
        </table:table-row>
        <table:table-row table:style-name="ro1">
          <table:table-cell table:style-name="ce19" office:value-type="date" office:date-value="2025-03-23" calcext:value-type="date">
            <text:p>2025-03-23</text:p>
          </table:table-cell>
          <table:table-cell table:style-name="ce22" office:value-type="float" office:value="0" calcext:value-type="float">
            <text:p>0</text:p>
          </table:table-cell>
          <table:table-cell table:style-name="ce8"/>
        </table:table-row>
        <table:table-row table:style-name="ro1">
          <table:table-cell table:style-name="ce19" office:value-type="date" office:date-value="2025-03-24" calcext:value-type="date">
            <text:p>2025-03-24</text:p>
          </table:table-cell>
          <table:table-cell table:style-name="ce22" office:value-type="float" office:value="3.5" calcext:value-type="float">
            <text:p>3.5</text:p>
          </table:table-cell>
          <table:table-cell table:style-name="ce8" office:value-type="string" calcext:value-type="string">
            <text:p>Implemented tests and refactored project structure</text:p>
          </table:table-cell>
        </table:table-row>
        <table:table-row table:style-name="ro1">
          <table:table-cell table:style-name="ce19" office:value-type="date" office:date-value="2025-03-25" calcext:value-type="date">
            <text:p>2025-03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6" calcext:value-type="date">
            <text:p>2025-03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7" calcext:value-type="date">
            <text:p>2025-03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8" calcext:value-type="date">
            <text:p>2025-03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29" calcext:value-type="date">
            <text:p>2025-03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0" calcext:value-type="date">
            <text:p>2025-03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3-31" calcext:value-type="date">
            <text:p>2025-03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1" calcext:value-type="date">
            <text:p>2025-04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2" calcext:value-type="date">
            <text:p>2025-04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3" calcext:value-type="date">
            <text:p>2025-04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4" calcext:value-type="date">
            <text:p>2025-04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5" calcext:value-type="date">
            <text:p>2025-04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6" calcext:value-type="date">
            <text:p>2025-04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7" calcext:value-type="date">
            <text:p>2025-04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8" calcext:value-type="date">
            <text:p>2025-04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09" calcext:value-type="date">
            <text:p>2025-04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0" calcext:value-type="date">
            <text:p>2025-04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1" calcext:value-type="date">
            <text:p>2025-04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2" calcext:value-type="date">
            <text:p>2025-04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3" calcext:value-type="date">
            <text:p>2025-04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4" calcext:value-type="date">
            <text:p>2025-04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5" calcext:value-type="date">
            <text:p>2025-04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6" calcext:value-type="date">
            <text:p>2025-04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7" calcext:value-type="date">
            <text:p>2025-04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8" calcext:value-type="date">
            <text:p>2025-04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19" calcext:value-type="date">
            <text:p>2025-04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0" calcext:value-type="date">
            <text:p>2025-04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1" calcext:value-type="date">
            <text:p>2025-04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2" calcext:value-type="date">
            <text:p>2025-04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3" calcext:value-type="date">
            <text:p>2025-04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4" calcext:value-type="date">
            <text:p>2025-04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5" calcext:value-type="date">
            <text:p>2025-04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6" calcext:value-type="date">
            <text:p>2025-04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7" calcext:value-type="date">
            <text:p>2025-04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8" calcext:value-type="date">
            <text:p>2025-04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29" calcext:value-type="date">
            <text:p>2025-04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4-30" calcext:value-type="date">
            <text:p>2025-04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1" calcext:value-type="date">
            <text:p>2025-05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2" calcext:value-type="date">
            <text:p>2025-05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3" calcext:value-type="date">
            <text:p>2025-05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4" calcext:value-type="date">
            <text:p>2025-05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5" calcext:value-type="date">
            <text:p>2025-05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6" calcext:value-type="date">
            <text:p>2025-05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7" calcext:value-type="date">
            <text:p>2025-05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8" calcext:value-type="date">
            <text:p>2025-05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09" calcext:value-type="date">
            <text:p>2025-05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0" calcext:value-type="date">
            <text:p>2025-05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1" calcext:value-type="date">
            <text:p>2025-05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2" calcext:value-type="date">
            <text:p>2025-05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3" calcext:value-type="date">
            <text:p>2025-05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4" calcext:value-type="date">
            <text:p>2025-05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5" calcext:value-type="date">
            <text:p>2025-05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6" calcext:value-type="date">
            <text:p>2025-05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7" calcext:value-type="date">
            <text:p>2025-05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8" calcext:value-type="date">
            <text:p>2025-05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19" calcext:value-type="date">
            <text:p>2025-05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0" calcext:value-type="date">
            <text:p>2025-05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1" calcext:value-type="date">
            <text:p>2025-05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2" calcext:value-type="date">
            <text:p>2025-05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3" calcext:value-type="date">
            <text:p>2025-05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4" calcext:value-type="date">
            <text:p>2025-05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5" calcext:value-type="date">
            <text:p>2025-05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6" calcext:value-type="date">
            <text:p>2025-05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7" calcext:value-type="date">
            <text:p>2025-05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8" calcext:value-type="date">
            <text:p>2025-05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29" calcext:value-type="date">
            <text:p>2025-05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0" calcext:value-type="date">
            <text:p>2025-05-3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5-31" calcext:value-type="date">
            <text:p>2025-05-3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1" calcext:value-type="date">
            <text:p>2025-06-0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2" calcext:value-type="date">
            <text:p>2025-06-0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3" calcext:value-type="date">
            <text:p>2025-06-0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4" calcext:value-type="date">
            <text:p>2025-06-0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5" calcext:value-type="date">
            <text:p>2025-06-0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6" calcext:value-type="date">
            <text:p>2025-06-0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7" calcext:value-type="date">
            <text:p>2025-06-0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8" calcext:value-type="date">
            <text:p>2025-06-0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09" calcext:value-type="date">
            <text:p>2025-06-0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0" calcext:value-type="date">
            <text:p>2025-06-1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1" calcext:value-type="date">
            <text:p>2025-06-1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2" calcext:value-type="date">
            <text:p>2025-06-1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3" calcext:value-type="date">
            <text:p>2025-06-1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4" calcext:value-type="date">
            <text:p>2025-06-1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5" calcext:value-type="date">
            <text:p>2025-06-1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6" calcext:value-type="date">
            <text:p>2025-06-1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7" calcext:value-type="date">
            <text:p>2025-06-1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8" calcext:value-type="date">
            <text:p>2025-06-1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19" calcext:value-type="date">
            <text:p>2025-06-1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0" calcext:value-type="date">
            <text:p>2025-06-20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1" calcext:value-type="date">
            <text:p>2025-06-21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2" calcext:value-type="date">
            <text:p>2025-06-22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3" calcext:value-type="date">
            <text:p>2025-06-23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4" calcext:value-type="date">
            <text:p>2025-06-24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5" calcext:value-type="date">
            <text:p>2025-06-25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6" calcext:value-type="date">
            <text:p>2025-06-26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7" calcext:value-type="date">
            <text:p>2025-06-27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8" calcext:value-type="date">
            <text:p>2025-06-28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29" calcext:value-type="date">
            <text:p>2025-06-29</text:p>
          </table:table-cell>
          <table:table-cell table:style-name="ce22"/>
          <table:table-cell table:style-name="ce8"/>
        </table:table-row>
        <table:table-row table:style-name="ro1">
          <table:table-cell table:style-name="ce19" office:value-type="date" office:date-value="2025-06-30" calcext:value-type="date">
            <text:p>2025-06-30</text:p>
          </table:table-cell>
          <table:table-cell table:style-name="ce22"/>
          <table:table-cell table:style-name="ce8"/>
        </table:table-row>
        <table:table-row table:style-name="ro1">
          <table:table-cell table:style-name="ce20" office:value-type="string" calcext:value-type="string">
            <text:p>Total [h]</text:p>
          </table:table-cell>
          <table:table-cell table:style-name="ce22" table:formula="of:=SUM([.B2:.B128])" office:value-type="float" office:value="64" calcext:value-type="float">
            <text:p>64</text:p>
          </table:table-cell>
          <table:table-cell table:style-name="ce9"/>
        </table:table-row>
        <table:table-row table:style-name="ro1">
          <table:table-cell table:style-name="ce20" office:value-type="string" calcext:value-type="string">
            <text:p>Average [h]</text:p>
          </table:table-cell>
          <table:table-cell table:style-name="ce23" table:formula="of:=[.B129]/COUNTIF([.B2:.B128];&quot;&lt;&gt;&quot;)" office:value-type="float" office:value="2.20689655172414" calcext:value-type="float">
            <text:p>2.21</text:p>
          </table:table-cell>
          <table:table-cell table:style-name="ce9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4">00/00/0000</text:date>, <text:time style:data-style-name="N2" text:time-value="19:37:02.8508309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3-24T19:37:49.267763886</dc:date>
    <meta:editing-duration>PT24M2S</meta:editing-duration>
    <meta:editing-cycles>28</meta:editing-cycles>
    <meta:generator>LibreOffice/24.8.5.2$Linux_X86_64 LibreOffice_project/27b361b745d0ea8f99bc93dfcb7a39098dfa5fff</meta:generator>
    <meta:document-statistic meta:table-count="1" meta:cell-count="188" meta:object-count="0"/>
  </office:meta>
</office:document-meta>
</file>